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50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ca56a54"/>
    </style:style>
    <style:style style:name="P54" style:family="paragraph" style:parent-style-name="Standard">
      <style:text-properties officeooo:paragraph-rsid="0ca5faa5"/>
    </style:style>
    <style:style style:name="P55" style:family="paragraph" style:parent-style-name="Standard">
      <style:text-properties officeooo:paragraph-rsid="0ca6ddb9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a0f7b62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cc50ec9"/>
    </style:style>
    <style:style style:name="P61" style:family="paragraph" style:parent-style-name="Standard">
      <style:text-properties officeooo:paragraph-rsid="0cc5fe5b"/>
    </style:style>
    <style:style style:name="P62" style:family="paragraph" style:parent-style-name="Standard">
      <style:text-properties officeooo:paragraph-rsid="0ce3fa52"/>
    </style:style>
    <style:style style:name="P63" style:family="paragraph" style:parent-style-name="Standard">
      <style:text-properties officeooo:paragraph-rsid="0ce58c9e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d2e61eb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26ad3"/>
    </style:style>
    <style:style style:name="P72" style:family="paragraph" style:parent-style-name="Standard">
      <style:text-properties officeooo:paragraph-rsid="0d1be4a7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paragraph-rsid="0daef67d"/>
    </style:style>
    <style:style style:name="P75" style:family="paragraph" style:parent-style-name="Standard">
      <style:text-properties officeooo:paragraph-rsid="0db0d4d1"/>
    </style:style>
    <style:style style:name="P76" style:family="paragraph" style:parent-style-name="Standard">
      <style:text-properties officeooo:paragraph-rsid="0db40abc"/>
    </style:style>
    <style:style style:name="P77" style:family="paragraph" style:parent-style-name="Standard">
      <style:text-properties officeooo:paragraph-rsid="0dbf3336"/>
    </style:style>
    <style:style style:name="P78" style:family="paragraph" style:parent-style-name="Standard">
      <style:text-properties officeooo:paragraph-rsid="0dce9327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ddfbc49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e50324d"/>
    </style:style>
    <style:style style:name="P87" style:family="paragraph" style:parent-style-name="Footnote">
      <style:text-properties officeooo:rsid="043ccc66" officeooo:paragraph-rsid="0e5afad8"/>
    </style:style>
    <style:style style:name="P88" style:family="paragraph" style:parent-style-name="Standard">
      <style:text-properties officeooo:paragraph-rsid="0e0f3ce4"/>
    </style:style>
    <style:style style:name="P89" style:family="paragraph" style:parent-style-name="Standard">
      <style:text-properties officeooo:rsid="0e12a1f2" officeooo:paragraph-rsid="0e12a1f2"/>
    </style:style>
    <style:style style:name="P90" style:family="paragraph" style:parent-style-name="Standard">
      <style:text-properties officeooo:paragraph-rsid="0e12a1f2"/>
    </style:style>
    <style:style style:name="P91" style:family="paragraph" style:parent-style-name="Standard">
      <style:text-properties officeooo:paragraph-rsid="0e153b91"/>
    </style:style>
    <style:style style:name="P92" style:family="paragraph" style:parent-style-name="Footnote">
      <style:text-properties officeooo:paragraph-rsid="0e1736d1"/>
    </style:style>
    <style:style style:name="P93" style:family="paragraph" style:parent-style-name="Standard">
      <style:text-properties officeooo:paragraph-rsid="0e26e14b"/>
    </style:style>
    <style:style style:name="P94" style:family="paragraph" style:parent-style-name="Standard">
      <style:text-properties officeooo:paragraph-rsid="0e460a91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9fd83"/>
    </style:style>
    <style:style style:name="P99" style:family="paragraph" style:parent-style-name="Standard">
      <style:text-properties officeooo:paragraph-rsid="0e576c58"/>
    </style:style>
    <style:style style:name="P100" style:family="paragraph" style:parent-style-name="Standard">
      <style:text-properties officeooo:paragraph-rsid="0e5c6890"/>
    </style:style>
    <style:style style:name="P101" style:family="paragraph" style:parent-style-name="Standard">
      <style:text-properties officeooo:paragraph-rsid="0e5c74da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color="#000000" loext:opacity="100%" style:text-line-through-style="none" style:text-line-through-type="none" style:text-underline-style="none"/>
    </style:style>
    <style:style style:name="T277" style:family="text">
      <style:text-properties fo:color="#000000" loext:opacity="100%" style:text-line-through-style="none" style:text-line-through-type="none" style:text-underline-style="none" officeooo:rsid="0aabd8f8"/>
    </style:style>
    <style:style style:name="T27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0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2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e5fea5f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e6367ea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7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7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4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61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62" style:family="text">
      <style:text-properties fo:color="#000000" loext:opacity="100%" officeooo:rsid="004804ae"/>
    </style:style>
    <style:style style:name="T363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9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91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officeooo:rsid="047da547"/>
    </style:style>
    <style:style style:name="T39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40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5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7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8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20" style:family="text">
      <style:text-properties style:use-window-font-color="true" loext:opacity="0%" style:font-name="Liberation Sans" fo:font-size="12pt" style:font-size-asian="12pt" style:font-size-complex="12pt"/>
    </style:style>
    <style:style style:name="T42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3" style:family="text">
      <style:text-properties officeooo:rsid="04473353"/>
    </style:style>
    <style:style style:name="T4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6" style:family="text">
      <style:text-properties officeooo:rsid="0a6f0a69"/>
    </style:style>
    <style:style style:name="T427" style:family="text">
      <style:text-properties officeooo:rsid="0aace3cd"/>
    </style:style>
    <style:style style:name="T428" style:family="text">
      <style:text-properties officeooo:rsid="0b952edb"/>
    </style:style>
    <style:style style:name="T429" style:family="text">
      <style:text-properties fo:font-size="8pt" style:font-size-asian="8pt" style:font-size-complex="8pt" loext:padding="0.049cm" loext:border="0.31pt solid #000000"/>
    </style:style>
    <style:style style:name="T430" style:family="text">
      <style:text-properties officeooo:rsid="0394a435"/>
    </style:style>
    <style:style style:name="T431" style:family="text">
      <style:text-properties officeooo:rsid="0be4091b"/>
    </style:style>
    <style:style style:name="T432" style:family="text">
      <style:text-properties officeooo:rsid="0bf888a9"/>
    </style:style>
    <style:style style:name="T433" style:family="text">
      <style:text-properties officeooo:rsid="0cf7e116"/>
    </style:style>
    <style:style style:name="T434" style:family="text">
      <style:text-properties officeooo:rsid="0d52ea33"/>
    </style:style>
    <style:style style:name="T435" style:family="text">
      <style:text-properties officeooo:rsid="0de11971"/>
    </style:style>
    <style:style style:name="T436" style:family="text">
      <style:text-properties style:font-name="Liberation Sans"/>
    </style:style>
    <style:style style:name="T437" style:family="text">
      <style:text-properties style:font-name="Liberation Sans" fo:font-size="12pt"/>
    </style:style>
    <style:style style:name="T43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4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5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6" style:family="text">
      <style:text-properties style:font-name="Liberation Sans" fo:font-size="12pt" fo:font-style="normal" officeooo:rsid="00bddfbe" style:font-size-asian="12pt" style:font-size-complex="12pt"/>
    </style:style>
    <style:style style:name="T447" style:family="text">
      <style:text-properties style:font-name="Liberation Sans" fo:font-size="12pt" officeooo:rsid="047da547" style:font-size-asian="12pt"/>
    </style:style>
    <style:style style:name="T448" style:family="text">
      <style:text-properties style:font-name="Liberation Sans" fo:font-size="12pt" style:font-size-asian="12pt" style:font-size-complex="12pt"/>
    </style:style>
    <style:style style:name="T449" style:family="text">
      <style:text-properties style:font-name="Liberation Sans" fo:font-size="12pt" officeooo:rsid="01657261" style:font-size-asian="12pt" style:font-size-complex="12pt"/>
    </style:style>
    <style:style style:name="T450" style:family="text">
      <style:text-properties style:font-name="Liberation Sans" fo:font-size="12pt" officeooo:rsid="00bddfbe" style:font-size-asian="12pt" style:font-size-complex="12pt"/>
    </style:style>
    <style:style style:name="T451" style:family="text">
      <style:text-properties style:font-name="Liberation Sans" fo:font-size="12pt" officeooo:rsid="050aa1f1" style:font-size-asian="12pt" style:font-size-complex="12pt"/>
    </style:style>
    <style:style style:name="T452" style:family="text">
      <style:text-properties style:font-name="Liberation Sans" fo:font-size="12pt" officeooo:rsid="05903285" style:font-size-asian="12pt" style:font-size-complex="12pt"/>
    </style:style>
    <style:style style:name="T453" style:family="text">
      <style:text-properties style:font-name="Liberation Sans" fo:font-size="12pt" officeooo:rsid="0594b105" style:font-size-asian="12pt" style:font-size-complex="12pt"/>
    </style:style>
    <style:style style:name="T454" style:family="text">
      <style:text-properties style:font-name="Liberation Sans" fo:font-size="12pt" officeooo:rsid="0d1ec96e" style:font-size-asian="12pt" style:font-size-complex="12pt"/>
    </style:style>
    <style:style style:name="T455" style:family="text">
      <style:text-properties style:font-name="Liberation Sans" fo:font-size="12pt" officeooo:rsid="0e2b2f17" style:font-size-asian="12pt" style:font-size-complex="12pt"/>
    </style:style>
    <style:style style:name="T456" style:family="text">
      <style:text-properties style:font-name="Liberation Sans" fo:font-size="12pt" officeooo:rsid="0e2e0824" style:font-size-asian="12pt" style:font-size-complex="12pt"/>
    </style:style>
    <style:style style:name="T457" style:family="text">
      <style:text-properties style:font-name="Liberation Sans" officeooo:rsid="047fb57c"/>
    </style:style>
    <style:style style:name="T458" style:family="text">
      <style:text-properties style:font-name="Liberation Sans" officeooo:rsid="047da547"/>
    </style:style>
    <style:style style:name="T459" style:family="text">
      <style:text-properties officeooo:rsid="0dfbebc7"/>
    </style:style>
    <style:style style:name="T460" style:family="text">
      <style:text-properties officeooo:rsid="01657261" style:font-size-complex="12pt"/>
    </style:style>
    <style:style style:name="T461" style:family="text">
      <style:text-properties officeooo:rsid="0e1fd37f"/>
    </style:style>
    <style:style style:name="T462" style:family="text">
      <style:text-properties fo:font-weight="bold" officeooo:rsid="0e48dca5" style:font-weight-asian="bold" style:font-weight-complex="bold"/>
    </style:style>
    <style:style style:name="T463" style:family="text">
      <style:text-properties fo:font-weight="bold" officeooo:rsid="0e4dc746" style:font-weight-asian="bold" style:font-weight-complex="bold"/>
    </style:style>
    <style:style style:name="T464" style:family="text">
      <style:text-properties fo:font-weight="bold" officeooo:rsid="0e59b6fb" style:font-weight-asian="bold" style:font-weight-complex="bold"/>
    </style:style>
    <style:style style:name="T465" style:family="text">
      <style:text-properties officeooo:rsid="0e2b2f17"/>
    </style:style>
    <style:style style:name="T466" style:family="text">
      <style:text-properties officeooo:rsid="0e3b8d4d"/>
    </style:style>
    <style:style style:name="T467" style:family="text">
      <style:text-properties officeooo:rsid="0e3cac9e"/>
    </style:style>
    <style:style style:name="T468" style:family="text">
      <style:text-properties fo:font-weight="normal" style:font-weight-asian="normal" style:font-weight-complex="normal"/>
    </style:style>
    <style:style style:name="T469" style:family="text">
      <style:text-properties officeooo:rsid="0e48dca5"/>
    </style:style>
    <style:style style:name="T470" style:family="text">
      <style:text-properties officeooo:rsid="0e5635a7"/>
    </style:style>
    <style:style style:name="T471" style:family="text">
      <style:text-properties officeooo:rsid="0e56c5f4"/>
    </style:style>
    <style:style style:name="T472" style:family="text">
      <style:text-properties officeooo:rsid="0e5e443a"/>
    </style:style>
    <style:style style:name="T473" style:family="text">
      <style:text-properties officeooo:rsid="0e63390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span text:style-name="Strong_20_Emphasis"><text:span text:style-name="T304">C</text:span></text:span><text:span text:style-name="Strong_20_Emphasis"><text:span text:style-name="T303">hecklist voor </text:span></text:span><text:span text:style-name="Strong_20_Emphasis"><text:span text:style-name="T305">de installatie</text:span></text:span><text:span text:style-name="Strong_20_Emphasis"><text:span text:style-name="T303"> van </text:span></text:span><text:reference-mark-start text:name="Distributie"/><text:span text:style-name="Strong_20_Emphasis"><text:span text:style-name="T306">Ubuntu</text:span></text:span><text:reference-mark-end text:name="Distributie"/><text:span text:style-name="Strong_20_Emphasis"><text:span text:style-name="T306"> </text:span></text:span><text:reference-mark-start text:name="Versie"/><text:span text:style-name="Strong_20_Emphasis"><text:span text:style-name="T307">2</text:span></text:span><text:span text:style-name="Strong_20_Emphasis"><text:span text:style-name="T313">2</text:span></text:span><text:span text:style-name="Strong_20_Emphasis"><text:span text:style-name="T308">.04</text:span></text:span><text:reference-mark-end text:name="Versie"/><text:span text:style-name="Strong_20_Emphasis"><text:span text:style-name="T314"> </text:span></text:span><text:span text:style-name="Strong_20_Emphasis"><text:span text:style-name="T315">LTS</text:span></text:span><text:span text:style-name="Strong_20_Emphasis"><text:span text:style-name="T309"><text:note text:id="ftn1" text:note-class="footnote"><text:note-citation>1</text:note-citation><text:note-body><text:p text:style-name="P92"><text:span text:style-name="T430">Deze versie </text:span><text:span text:style-name="T431">2</text:span><text:span text:style-name="T459">2</text:span><text:span text:style-name="T431">.04 </text:span><text:span text:style-name="T430">heeft codenaam Jammy Jellyfish (</text:span><text:span text:style-name="T363">jammy</text:span><text:span text:style-name="T430">) en is een zogenaamde LTS-versie (</text:span><text:span text:style-name="T435">LTS=</text:span><text:span text:style-name="T430">Long-Term Support, langetermijnondersteuning). <text:s/>Een LTS-versie verschijnt iedere twee jaar </text:span><text:span text:style-name="T434">in </text:span><text:span text:style-name="T430">april (deze in april 202</text:span><text:span text:style-name="T459">2</text:span><text:span text:style-name="T430">) en wordt </text:span><text:span text:style-name="T461">standaard </text:span><text:span text:style-name="T430">vanaf vrijgave </text:span><text:span text:style-name="T285">vijf</text:span><text:span text:style-name="T430"> jaar ondersteund</text:span><text:span text:style-name="T426"> </text:span><text:span text:style-name="T430">(</text:span><text:span text:style-name="T432">updates </text:span><text:span text:style-name="T430">tot april 202</text:span><text:span text:style-name="T459">7</text:span><text:span text:style-name="T426">)</text:span><text:span text:style-name="T430">.</text:span></text:p></text:note-body></text:note></text:span></text:span><text:span text:style-name="Strong_20_Emphasis"><text:span text:style-name="T310"> </text:span></text:span><text:reference-mark-start text:name="Editie"/><text:span text:style-name="Strong_20_Emphasis"><text:span text:style-name="T311">desktop</text:span></text:span><text:reference-mark-end text:name="Editie"/><text:span text:style-name="Strong_20_Emphasis"><text:span text:style-name="T312">.</text:span></text:span></text:p>
      <text:p text:style-name="P9"/>
      <text:p text:style-name="P91"><text:span text:style-name="T53">Kijk op</text:span><text:span text:style-name="T303"> </text:span><text:a xlink:type="simple" xlink:href="https://karelzimmer.nl/" text:style-name="Internet_20_link" text:visited-style-name="Visited_20_Internet_20_Link"><text:span text:style-name="Internet_20_link"><text:span text:style-name="T438">karelzimmer.nl</text:span></text:span></text:a><text:span text:style-name="T303"> </text:span><text:span text:style-name="T392">voor</text:span><text:span text:style-name="T393"> </text:span><text:span text:style-name="T394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8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36">V</text:span><text:span text:style-name="T457">ul de waarden in het tekstvak achter de </text:span><text:span text:style-name="Definition"><text:span text:style-name="T447">schuingedrukte</text:span></text:span><text:span text:style-name="T436"> </text:span><text:span text:style-name="T458">woorden </text:span><text:span text:style-name="T395">(zie toelichting)</text:span><text:span text:style-name="T458">:</text:span></text:p>
      <text:p text:style-name="P3"><text:span text:style-name="Definition"><text:span text:style-name="T414">g</text:span></text:span><text:span text:style-name="Definition"><text:span text:style-name="T413">ebruiker</text:span></text:span><text:span text:style-name="Definition"><text:span text:style-name="T401"><text:tab/><text:tab/></text:span></text:span><text:span text:style-name="Definition"><text:span text:style-name="T420"> <text:tab/><text:tab/></text:span></text:span><text:span text:style-name="T402"><draw:control text:anchor-type="as-char" svg:y="-0.429cm" draw:z-index="14" draw:name="Gebruiker" draw:style-name="gr2" draw:text-style-name="P108" svg:width="6.061cm" svg:height="0.6cm" draw:control="control15"><svg:title>Gebruiker</svg:title><svg:desc>Volledige naam, bijv. Jan Stek</svg:desc></draw:control></text:span><text:span text:style-name="T402"><text:tab/></text:span><text:span text:style-name="T403">(</text:span><text:span text:style-name="T397">volledige naam, bijv. </text:span><text:span text:style-name="T399">J</text:span><text:span text:style-name="T419">a</text:span><text:span text:style-name="T399">n </text:span><text:span text:style-name="T419">Jansen</text:span><text:span text:style-name="T398">)</text:span></text:p>
      <text:p text:style-name="Standard"><text:span text:style-name="Definition"><text:span text:style-name="T414">g</text:span></text:span><text:span text:style-name="Definition"><text:span text:style-name="T413">ebruikersnaam</text:span></text:span><text:span text:style-name="Definition"><text:span text:style-name="T396"><text:tab/></text:span></text:span><text:span text:style-name="Definition"><text:span text:style-name="T396"><draw:control text:anchor-type="as-char" svg:y="-0.429cm" draw:z-index="15" draw:name="Gberuikersnaam" draw:style-name="gr2" draw:text-style-name="P108" svg:width="6.061cm" svg:height="0.6cm" draw:control="control16"><svg:title>Gebruikersnaam</svg:title><svg:desc>Korte naam, bijv. jan</svg:desc></draw:control></text:span></text:span><text:span text:style-name="Definition"><text:span text:style-name="T396"><text:tab/></text:span></text:span><text:span text:style-name="T439">(korte naam, bijv. </text:span><text:span text:style-name="T323">j</text:span><text:span text:style-name="T324">an</text:span><text:span text:style-name="T439">)</text:span></text:p>
      <text:p text:style-name="P2"><text:span text:style-name="Definition"><text:span text:style-name="T417">c</text:span></text:span><text:span text:style-name="Definition"><text:span text:style-name="T416">omputernaam</text:span></text:span><text:span text:style-name="Definition"><text:span text:style-name="T404"><text:tab/><text:tab/></text:span></text:span><text:span text:style-name="Definition"><text:span text:style-name="T402"><draw:control text:anchor-type="as-char" svg:y="-0.429cm" draw:z-index="16" draw:name="Computernaam" draw:style-name="gr2" draw:text-style-name="P108" svg:width="6.061cm" svg:height="0.6cm" draw:control="control17"><svg:title>Computernaam</svg:title><svg:desc>Unieke naam van de computer</svg:desc></draw:control></text:span></text:span><text:span text:style-name="Definition"><text:span text:style-name="T402"><text:tab/></text:span></text:span><text:span text:style-name="Definition"><text:span text:style-name="T405">(</text:span></text:span><text:span text:style-name="Definition"><text:span text:style-name="T406">naam van de compute</text:span></text:span><text:span text:style-name="Definition"><text:span text:style-name="T407">r, </text:span></text:span><text:span text:style-name="Definition"><text:span text:style-name="T408">bijv. </text:span></text:span><text:span text:style-name="Definition"><text:span text:style-name="T409">pc02</text:span></text:span><text:span text:style-name="Definition"><text:span text:style-name="T405">)</text:span></text:span></text:p>
      <text:p text:style-name="P2"><text:span text:style-name="Definition"><text:span text:style-name="T414">o</text:span></text:span><text:span text:style-name="Definition"><text:span text:style-name="T413">pstartmenu</text:span></text:span><text:span text:style-name="Definition"><text:span text:style-name="T402"><text:tab/><text:tab/><text:tab/></text:span></text:span><text:span text:style-name="Definition"><text:span text:style-name="T402"><draw:control text:anchor-type="as-char" svg:y="-0.429cm" draw:z-index="17" draw:name="Opstartmenu" draw:style-name="gr2" draw:text-style-name="P108" svg:width="6.061cm" svg:height="0.6cm" draw:control="control18"><svg:title>Opstartmenu</svg:title><svg:desc>Toets voor het opstartmenu ("bootmenu")</svg:desc></draw:control></text:span></text:span><text:span text:style-name="Definition"><text:span text:style-name="T402"><text:tab/></text:span></text:span><text:span text:style-name="Definition"><text:span text:style-name="T405">(</text:span></text:span><text:span text:style-name="Definition"><text:span text:style-name="T406">to</text:span></text:span><text:span text:style-name="Definition"><text:span text:style-name="T410">ets voor het opstartmedium</text:span></text:span><text:span text:style-name="Definition"><text:span text:style-name="T411">)</text:span></text:span></text:p>
      <text:p text:style-name="P2"><text:span text:style-name="Definition"><text:span text:style-name="T417">i</text:span></text:span><text:span text:style-name="Definition"><text:span text:style-name="T418">nstellingen</text:span></text:span><text:span text:style-name="T405"><text:tab/><text:tab/> <text:tab/></text:span><text:span text:style-name="T405"><draw:control text:anchor-type="as-char" svg:y="-0.429cm" draw:z-index="13" draw:name="Instellingen" draw:style-name="gr2" draw:text-style-name="P108" svg:width="6.061cm" svg:height="0.6cm" draw:control="control14"><svg:title>Instellingen</svg:title><svg:desc>Toets voor het BIOS/UEFI-scherm ("setup")</svg:desc></draw:control></text:span><text:span text:style-name="T405"><text:tab/>(</text:span><text:span text:style-name="T406">toets voor het BIOS/UEFI-scherm</text:span><text:span text:style-name="T405">)</text:span></text:p>
      <text:p text:style-name="P4"><text:span text:style-name="Definition"><text:span text:style-name="T414">g</text:span></text:span><text:span text:style-name="Definition"><text:span text:style-name="T413">ebruiker</text:span></text:span><text:span text:style-name="Definition"><text:span text:style-name="T415">2</text:span></text:span><text:span text:style-name="Definition"><text:span text:style-name="T401"><text:tab/></text:span></text:span><text:span text:style-name="Definition"><text:span text:style-name="T420"> <text:tab/><text:tab/></text:span></text:span><text:span text:style-name="T402"><draw:control text:anchor-type="as-char" svg:y="-0.429cm" draw:z-index="26" draw:name="Gebruiker 1" draw:style-name="gr2" draw:text-style-name="P108" svg:width="6.061cm" svg:height="0.6cm" draw:control="control27"><svg:title>Gebruiker</svg:title><svg:desc>Volledige naam, bijv. Jan Stek</svg:desc></draw:control></text:span><text:span text:style-name="T402"><text:tab/></text:span><text:span text:style-name="T403">(</text:span><text:span text:style-name="T397">volledige naam </text:span><text:span text:style-name="T400">evt. 2</text:span><text:span text:style-name="T421">e</text:span><text:span text:style-name="T400"> gebruiker</text:span><text:span text:style-name="T398">)</text:span></text:p>
      <text:p text:style-name="P93"><text:span text:style-name="Definition"><text:span text:style-name="T414">g</text:span></text:span><text:span text:style-name="Definition"><text:span text:style-name="T413">ebruikersnaam</text:span></text:span><text:span text:style-name="Definition"><text:span text:style-name="T415">2</text:span></text:span><text:span text:style-name="Definition"><text:span text:style-name="T396"><text:tab/></text:span></text:span><text:span text:style-name="Definition"><text:span text:style-name="T396"><draw:control text:anchor-type="as-char" svg:y="-0.429cm" draw:z-index="27" draw:name="Gberuikersnaam 1" draw:style-name="gr2" draw:text-style-name="P108" svg:width="6.061cm" svg:height="0.6cm" draw:control="control28"><svg:title>Gebruikersnaam</svg:title><svg:desc>Korte naam, bijv. jan</svg:desc></draw:control></text:span></text:span><text:span text:style-name="Definition"><text:span text:style-name="T396"><text:tab/></text:span></text:span><text:span text:style-name="T439">(korte naam</text:span><text:span text:style-name="T324"> </text:span><text:span text:style-name="T412">evt. 2</text:span><text:span text:style-name="T422">e</text:span><text:span text:style-name="T412"> gebruiker</text:span><text:span text:style-name="T439">)</text:span></text:p>
      <text:p text:style-name="P4"><text:span text:style-name="T325">Vervang </text:span><text:span text:style-name="Definition"><text:span text:style-name="T441">schuingedrukte</text:span></text:span><text:span text:style-name="T325"> </text:span><text:span text:style-name="T326">woorden </text:span><text:span text:style-name="T325">in deze checklist door </text:span><text:span text:style-name="T326">boven</text:span><text:span text:style-name="T325">staande waarden.</text:span></text:p>
      <text:p text:style-name="P12"/>
      <text:p text:style-name="P1"><text:span text:style-name="Strong_20_Emphasis"><text:span text:style-name="T333"/></text:span></text:p>
      <text:p text:style-name="P5"><text:span text:style-name="T335">Nog niet op Linux?</text:span><text:span text:style-name="T327"><text:tab/></text:span><text:span text:style-name="T331"><text:tab/></text:span><text:span text:style-name="T332">G</text:span><text:span text:style-name="T328">ebruik </text:span><text:span text:style-name="Strong_20_Emphasis"><text:span text:style-name="T336">Checklist migratie</text:span></text:span><text:span text:style-name="T328"> op </text:span><text:a xlink:type="simple" xlink:href="https://karelzimer.nl/" text:style-name="Internet_20_link" text:visited-style-name="Visited_20_Internet_20_Link"><text:span text:style-name="Internet_20_link"><text:span text:style-name="T440">karelzimmer.nl</text:span></text:span></text:a><text:span text:style-name="T329"> onder </text:span><text:span text:style-name="T334">Linux</text:span><text:span text:style-name="T330">.</text:span></text:p>
      <text:p text:style-name="P49"><text:span text:style-name="T291">Nieuwe installatie?</text:span><text:span text:style-name="T286"><text:tab/></text:span><text:span text:style-name="T288"></text:span><text:span text:style-name="T290"><text:tab/></text:span><text:span text:style-name="T289">B</text:span><text:span text:style-name="T286">egin bij hoofdstuk </text:span><text:span text:style-name="T291"><text:bookmark-ref text:reference-format="page" text:ref-name="__RefNumPara__4009_1271708128">2</text:bookmark-ref></text:span><text:span text:style-name="T286"><text:s text:c="2"/></text:span><text:span text:style-name="T292"><text:bookmark-ref text:reference-format="text" text:ref-name="__RefNumPara__4009_1271708128">Installatie uitvoeren</text:bookmark-ref></text:span><text:span text:style-name="T287">.</text:span></text:p>
      <text:p text:style-name="P26"/>
      <text:list xml:id="list2232190780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822124807040">
          <table:table-cell table:style-name="_31_._5f_Installatie_5f_voorbereiden.A1" office:value-type="string">
            <text:p text:style-name="P67"><text:span text:style-name="Strong_20_Emphasis"><text:span text:style-name="T101"><text:s/></text:span></text:span><text:span text:style-name="Strong_20_Emphasis"><text:span text:style-name="T165"><draw:control text:anchor-type="as-char" draw:z-index="25" draw:name="Vorm3_ 1" draw:style-name="gr1" draw:text-style-name="P107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6"><text:span text:style-name="User_20_Entry"><text:span text:style-name="T266">Bijv. </text:span></text:span><text:span text:style-name="User_20_Entry"><text:span text:style-name="T265">met </text:span></text:span><text:span text:style-name="User_20_Entry"><text:span text:style-name="T267">Terminalvenster</text:span></text:span><text:span text:style-name="User_20_Entry"><text:span text:style-name="T264"> </text:span></text:span><text:span text:style-name="User_20_Entry"><text:span text:style-name="T266">opdracht</text:span></text:span><text:span text:style-name="User_20_Entry"><text:span text:style-name="T264">: </text:span></text:span><text:span text:style-name="User_20_Entry"><text:span text:style-name="T281">sudo </text:span></text:span><text:span text:style-name="User_20_Entry"><text:span text:style-name="T283">more</text:span></text:span><text:span text:style-name="User_20_Entry"><text:span text:style-name="T281"> </text:span></text:span><text:span text:style-name="User_20_Entry"><text:span text:style-name="T282">/etc/NetworkManager/system-connections/</text:span></text:span><text:span text:style-name="User_20_Entry"><text:span text:style-name="T281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822189890704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822118083072">
          <table:table-cell table:style-name="_31_._5f_Installatie_5f_voorbereiden.A1" office:value-type="string">
            <text:p text:style-name="P65"><text:span text:style-name="Strong_20_Emphasis"><text:span text:style-name="T101"><text:s/></text:span></text:span><text:span text:style-name="Strong_20_Emphasis"><text:span text:style-name="T165"><draw:control text:anchor-type="as-char" draw:z-index="20" draw:name="Vorm3_0" draw:style-name="gr1" draw:text-style-name="P107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1">Aanmelden als </text:span></text:span><text:span text:style-name="Definition"><text:span text:style-name="T443">gebruike</text:span></text:span><text:span text:style-name="Definition"><text:span text:style-name="T444">r</text:span></text:span><text:span text:style-name="Strong_20_Emphasis"><text:span text:style-name="T102"><text:note text:id="ftn3" text:note-class="footnote"><text:note-citation>3</text:note-citation><text:note-body><text:p text:style-name="P85"><text:span text:style-name="User_20_Entry"><text:span text:style-name="T263">E</text:span></text:span><text:span text:style-name="User_20_Entry"><text:span text:style-name="T268">v</text:span></text:span><text:span text:style-name="User_20_Entry"><text:span text:style-name="T269">en</text:span></text:span><text:span text:style-name="User_20_Entry"><text:span text:style-name="T271">t</text:span></text:span><text:span text:style-name="User_20_Entry"><text:span text:style-name="T272">uele </text:span></text:span><text:span text:style-name="User_20_Entry"><text:span text:style-name="T273">extra </text:span></text:span><text:span text:style-name="User_20_Entry"><text:span text:style-name="T275">gebruiker</text:span></text:span><text:span text:style-name="User_20_Entry"><text:span text:style-name="T273">s aanmelden </text:span></text:span><text:span text:style-name="User_20_Entry"><text:span text:style-name="T274">en dezelfde stappen uitvoeren</text:span></text:span><text:span text:style-name="User_20_Entry"><text:span text:style-name="T270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822181986304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822181986928">
          <table:table-cell table:style-name="_31_._5f_Installatie_5f_voorbereid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0" draw:name="Vorm4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0"><text:span text:style-name="Strong_20_Emphasis"><text:span text:style-name="T118">Installeer </text:span></text:span><text:span text:style-name="Strong_20_Emphasis"><text:span text:style-name="T163">pakket kz met </text:span></text:span><text:span text:style-name="Strong_20_Emphasis"><text:span text:style-name="T162">scripts en documenten van Karel Zimmer</text:span></text:span><text:span text:style-name="Strong_20_Emphasis"><text:span text:style-name="T118">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33">druk op de </text:span></text:span><text:span text:style-name="Strong_20_Emphasis"><text:span text:style-name="T130">Super</text:span></text:span><text:span text:style-name="Strong_20_Emphasis"><text:span text:style-name="T133">-toets</text:span></text:span><text:span text:style-name="Strong_20_Emphasis"><text:span text:style-name="T50"><text:note text:id="ftn4" text:note-class="footnote"><text:note-citation>4</text:note-citation><text:note-body><text:p text:style-name="P83"><text:span text:style-name="T284">D</text:span>e <text:span text:style-name="T429">Super</text:span>-toets <text:span text:style-name="T284">is </text:span>de Windows<text:span text:style-name="T433">-</text:span><text:span text:style-name="T428">toets</text:span>, <text:span text:style-name="T433">C</text:span>ommand-<text:span text:style-name="T428">toets</text:span>, of <text:span text:style-name="T433">V</text:span>ergrootglas-toets.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4">ter</text:span></text:span><text:span text:style-name="Strong_20_Emphasis"><text:span text:style-name="T215">m</text:span></text:span><text:span text:style-name="Strong_20_Emphasis"><text:span text:style-name="T121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16">Terminalvenster</text:span></text:span><text:span text:style-name="Strong_20_Emphasis"><text:span text:style-name="T121">.</text:span></text:span></text:p>
          </table:table-cell>
        </table:table-row>
        <table:table-row table:style-name="TableLine94822191065088">
          <table:table-cell table:style-name="_31_._5f_Installatie_5f_voorbereiden.A1" office:value-type="string">
            <text:p text:style-name="P74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4"><text:span text:style-name="T448">Typ</text:span><text:span text:style-name="Strong_20_Emphasis"><text:span text:style-name="T122">, of </text:span></text:span><text:span text:style-name="Strong_20_Emphasis"><text:span text:style-name="T121">kopieer en plak, de</text:span></text:span><text:span text:style-name="Strong_20_Emphasis"><text:span text:style-name="T123">z</text:span></text:span><text:span text:style-name="Strong_20_Emphasis"><text:span text:style-name="T121">e </text:span></text:span><text:span text:style-name="Strong_20_Emphasis"><text:span text:style-name="T124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822191065712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79"><text:span text:style-name="T448">V</text:span><text:span text:style-name="Strong_20_Emphasis"><text:span text:style-name="T125">olg </text:span></text:span><text:span text:style-name="Strong_20_Emphasis"><text:span text:style-name="T126">de aanwijzingen op het scherm.</text:span></text:span></text:p>
          </table:table-cell>
        </table:table-row>
        <table:table-row table:style-name="TableLine94822118652160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822118652784">
          <table:table-cell table:style-name="_31_._5f_Installatie_5f_voorbereiden.A1" office:value-type="string">
            <text:p text:style-name="P60"><text:span text:style-name="Strong_20_Emphasis"><text:span text:style-name="T118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10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27">Bereid de installatie voor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28">druk </text:span></text:span><text:span text:style-name="Strong_20_Emphasis"><text:span text:style-name="T129">op de </text:span></text:span><text:span text:style-name="Strong_20_Emphasis"><text:span text:style-name="T130">Super</text:span></text:span><text:span text:style-name="Strong_20_Emphasis"><text:span text:style-name="T129">-toets</text:span></text:span><text:span text:style-name="Strong_20_Emphasis"><text:span text:style-name="T51"><text:note-ref text:note-class="footnote" text:reference-format="text" text:ref-name="ftn4">4</text:note-ref></text:span></text:span><text:span text:style-name="Strong_20_Emphasis"><text:span text:style-name="T127">, </text:span></text:span><text:span text:style-name="Strong_20_Emphasis"><text:span text:style-name="T131">t</text:span></text:span><text:span text:style-name="Strong_20_Emphasis"><text:span text:style-name="T132">yp </text:span></text:span><text:span text:style-name="Strong_20_Emphasis"><text:span text:style-name="T206">men</text:span></text:span><text:span text:style-name="Strong_20_Emphasis"><text:span text:style-name="T207">u</text:span></text:span><text:span text:style-name="Strong_20_Emphasis"><text:span text:style-name="T133"> </text:span></text:span><text:span text:style-name="Strong_20_Emphasis"><text:span text:style-name="T134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</text:span></text:span><text:span text:style-name="Strong_20_Emphasis"><text:span text:style-name="T168">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29">.</text:span></text:span></text:p>
          </table:table-cell>
        </table:table-row>
        <table:table-row table:style-name="TableLine94822180393632">
          <table:table-cell table:style-name="_31_._5f_Installatie_5f_voorbereiden.A1" office:value-type="string">
            <text:p text:style-name="P75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36">K</text:span></text:span><text:span text:style-name="Strong_20_Emphasis"><text:span text:style-name="T137">ie</text:span></text:span><text:span text:style-name="Strong_20_Emphasis"><text:span text:style-name="T138">s</text:span></text:span><text:span text:style-name="Strong_20_Emphasis"><text:span text:style-name="T126"> </text:span></text:span><text:span text:style-name="Strong_20_Emphasis"><text:span text:style-name="T250">1</text:span></text:span><text:span text:style-name="Strong_20_Emphasis"><text:span text:style-name="T251"> </text:span></text:span><text:span text:style-name="Strong_20_Emphasis"><text:span text:style-name="T252">In</text:span></text:span><text:span text:style-name="Strong_20_Emphasis"><text:span text:style-name="T226">stallatie voorbereiden</text:span></text:span><text:span text:style-name="Strong_20_Emphasis"><text:span text:style-name="T139"> </text:span></text:span><text:span text:style-name="Strong_20_Emphasis"><text:span text:style-name="T125">en volg </text:span></text:span><text:span text:style-name="Strong_20_Emphasis"><text:span text:style-name="T126">de aanwijzingen op het scherm.</text:span></text:span></text:p>
          </table:table-cell>
        </table:table-row>
      </table:table>
      <text:p text:style-name="P15"/>
      <text:list xml:id="list105924708087840" text:continue-numbering="true" text:style-name="L1">
        <text:list-item>
          <text:p text:style-name="P105"><text:bookmark-start text:name="__RefNumPara__4009_1271708128"/><text:span text:style-name="Strong_20_Emphasis"><text:span text:style-name="T437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22178411600">
          <table:table-cell table:style-name="_32_._5f_Installatie_5f_uitvoer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9">Start de computer op vanaf </text:span><text:span text:style-name="T362">een </text:span><text:span text:style-name="T362"><text:reference-ref text:reference-format="text" text:ref-name="Distributie">Ubuntu</text:reference-ref></text:span><text:span text:style-name="T362"><text:s/></text:span><text:span text:style-name="T9"><text:reference-ref text:reference-format="text" text:ref-name="Versie">22.04</text:reference-ref></text:span><text:span text:style-name="T276"><text:s/></text:span><text:span text:style-name="T276"><text:reference-ref text:reference-format="text" text:ref-name="Editie">desktop</text:reference-ref></text:span><text:span text:style-name="T276"><text:s/>Live</text:span><text:span text:style-name="T276"><text:note text:id="ftn5" text:note-class="footnote"><text:note-citation>1</text:note-citation><text:note-body><text:p text:style-name="P82"><text:span text:style-name="T423">Vanaf ee</text:span>n Live <text:span text:style-name="T427">USB-stick </text:span><text:span text:style-name="T470">(</text:span><text:span text:style-name="T427">of </text:span><text:span text:style-name="T471">cd/dvd</text:span><text:span text:style-name="T470">)</text:span><text:span text:style-name="T3"> </text:span>kunt <text:span text:style-name="T423">u opstarten en</text:span> met <text:reference-ref text:reference-format="text" text:ref-name="Distributie">Ubuntu</text:reference-ref><text:s/>werken zonder deze te installeren.</text:p></text:note-body></text:note></text:span><text:span text:style-name="T276"> </text:span><text:span text:style-name="T277">USB-stick</text:span><text:span text:style-name="T277"><text:note text:id="ftn6" text:note-class="footnote"><text:note-citation>2</text:note-citation><text:note-body><text:p text:style-name="P84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25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24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6">.</text:span></text:p>
            <text:p text:style-name="P53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60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49">instellingen</text:span></text:span><text:span text:style-name="T260">.</text:span></text:p>
          </table:table-cell>
        </table:table-row>
        <table:table-row table:style-name="TableLine94822179393072">
          <table:table-cell table:style-name="_32_._5f_Installatie_5f_uitvoeren.A1" office:value-type="string">
            <text:p text:style-name="P60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9">Kies</text:span></text:span><text:span text:style-name="Strong_20_Emphasis"><text:span text:style-name="T54"> </text:span></text:span><text:span text:style-name="Strong_20_Emphasis"><text:span text:style-name="T170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822182248160">
          <table:table-cell table:style-name="_32_._5f_Installatie_5f_uitvoeren.A1" office:value-type="string">
            <text:p text:style-name="P60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19"><text:span text:style-name="T355">Kies </text:span><text:span text:style-name="T338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55">.</text:span></text:p>
          </table:table-cell>
        </table:table-row>
        <table:table-row table:style-name="TableLine9482218393737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0"><text:span text:style-name="Strong_20_Emphasis"><text:span text:style-name="T448"><text:s/></text:span></text:span><text:span text:style-name="T118"><draw:control text:anchor-type="as-char" draw:z-index="3" draw:name="Vorm12" draw:style-name="gr1" draw:text-style-name="P107" svg:width="0.35cm" svg:height="0.35cm" draw:control="control4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5">Wel</text:span></text:span><text:span text:style-name="Strong_20_Emphasis"><text:span text:style-name="T224">k</text:span></text:span><text:span text:style-name="Strong_20_Emphasis"><text:span text:style-name="T236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7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8">Verder</text:span></text:span><text:span text:style-name="Strong_20_Emphasis"><text:span text:style-name="T53">/</text:span></text:span><text:span text:style-name="Strong_20_Emphasis"><text:span text:style-name="T225">Ubuntu installeren</text:span></text:span><text:span text:style-name="Strong_20_Emphasis"><text:span text:style-name="T53">.</text:span></text:span></text:p>
          </table:table-cell>
        </table:table-row>
        <table:table-row table:style-name="TableLine94822230000864">
          <table:table-cell table:style-name="_32_._5f_Installatie_5f_uitvoeren.A1" office:value-type="string">
            <text:p text:style-name="P60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80">O</text:span></text:span><text:span text:style-name="Strong_20_Emphasis"><text:span text:style-name="T181">p </text:span></text:span><text:span text:style-name="Strong_20_Emphasis"><text:span text:style-name="T182">het </text:span></text:span><text:span text:style-name="Strong_20_Emphasis"><text:span text:style-name="T183">scherm </text:span></text:span><text:span text:style-name="Strong_20_Emphasis"><text:span text:style-name="T237">Toetsenbord</text:span></text:span><text:span text:style-name="Strong_20_Emphasis"><text:span text:style-name="T238">indeling</text:span></text:span><text:span text:style-name="Strong_20_Emphasis"><text:span text:style-name="T183"> </text:span></text:span><text:span text:style-name="Strong_20_Emphasis"><text:span text:style-name="T184">controleer </text:span></text:span><text:span text:style-name="Strong_20_Emphasis"><text:span text:style-name="T185">de </text:span></text:span><text:span text:style-name="Strong_20_Emphasis"><text:span text:style-name="T186">te gebruiken </text:span></text:span><text:span text:style-name="Strong_20_Emphasis"><text:span text:style-name="T184">toetsenbordindeling </text:span></text:span><text:span text:style-name="Strong_20_Emphasis"><text:span text:style-name="T187">en </text:span></text:span><text:span text:style-name="Strong_20_Emphasis"><text:span text:style-name="T180">klik </text:span></text:span><text:span text:style-name="Strong_20_Emphasis"><text:span text:style-name="T183">op </text:span></text:span><text:span text:style-name="Strong_20_Emphasis"><text:span text:style-name="T232">Verder</text:span></text:span><text:span text:style-name="Strong_20_Emphasis"><text:span text:style-name="T183">.</text:span></text:span></text:p>
          </table:table-cell>
        </table:table-row>
        <table:table-row table:style-name="TableLine94822177255632">
          <table:table-cell table:style-name="_32_._5f_Installatie_5f_uitvoeren.A1" office:value-type="string">
            <text:p text:style-name="P60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9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8">Verder</text:span></text:span><text:span text:style-name="Strong_20_Emphasis"><text:span text:style-name="T53">.</text:span></text:span></text:p>
          </table:table-cell>
        </table:table-row>
        <table:table-row table:style-name="TableLine94822116619152">
          <table:table-cell table:style-name="_32_._5f_Installatie_5f_uitvoeren.A1" office:value-type="string">
            <text:p text:style-name="P60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40">Bijgewerkte pakketten en andere programmatuur</text:span></text:span><text:span text:style-name="Strong_20_Emphasis"><text:span text:style-name="T241"> </text:span></text:span><text:span text:style-name="T53">klik op 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822207419392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822207420016">
          <table:table-cell table:style-name="_32_._5f_Installatie_5f_uitvoeren.A1" office:value-type="string">
            <text:p text:style-name="P60"><text:span text:style-name="Strong_20_Emphasis"><text:span text:style-name="T448"><text:s/></text:span></text:span><text:span text:style-name="T118"><draw:control text:anchor-type="as-char" draw:z-index="4" draw:name="Vorm16" draw:style-name="gr1" draw:text-style-name="P107" svg:width="0.35cm" svg:height="0.35cm" draw:control="control5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2">Installatietype</text:span></text:span><text:span text:style-name="Strong_20_Emphasis"><text:span text:style-name="T188"> </text:span></text:span><text:span text:style-name="Strong_20_Emphasis"><text:span text:style-name="T189">selecteer</text:span></text:span><text:span text:style-name="Strong_20_Emphasis"><text:span text:style-name="T190"> </text:span></text:span><text:span text:style-name="Strong_20_Emphasis"><text:span text:style-name="T366">het gewenste </text:span></text:span><text:span text:style-name="Strong_20_Emphasis"><text:span text:style-name="T383">Installatie type</text:span></text:span><text:span text:style-name="Strong_20_Emphasis"><text:span text:style-name="T366">.</text:span></text:span></text:p>
          </table:table-cell>
        </table:table-row>
        <table:table-row table:style-name="TableLine94822266984960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88"><text:span text:style-name="Strong_20_Emphasis"><text:span text:style-name="T367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1">Verder</text:span></text:span><text:span text:style-name="Strong_20_Emphasis"><text:span text:style-name="T95"> en </text:span></text:span><text:span text:style-name="Strong_20_Emphasis"><text:span text:style-name="T174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1">k</text:span></text:span><text:span text:style-name="Strong_20_Emphasis"><text:span text:style-name="T202">lik op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202">.</text:span></text:span></text:p>
          </table:table-cell>
        </table:table-row>
        <table:table-row table:style-name="TableLine94822266985584">
          <table:table-cell table:style-name="_32_._5f_Installatie_5f_uitvoeren.A1" office:value-type="string">
            <text:p text:style-name="P77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2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9">Verder</text:span></text:span><text:span text:style-name="Strong_20_Emphasis"><text:span text:style-name="T75">.</text:span></text:span></text:p>
          </table:table-cell>
        </table:table-row>
        <table:table-row table:style-name="TableLine94822230383408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822230384032">
          <table:table-cell table:style-name="_32_._5f_Installatie_5f_uitvoeren.A1" office:value-type="string">
            <text:p text:style-name="P60"><text:span text:style-name="Strong_20_Emphasis"><text:span text:style-name="T448"><text:s/></text:span></text:span><text:span text:style-name="T118"><draw:control text:anchor-type="as-char" draw:z-index="5" draw:name="Vorm19" draw:style-name="gr1" draw:text-style-name="P107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8">O</text:span></text:span><text:span text:style-name="Strong_20_Emphasis"><text:span text:style-name="T369">p </text:span></text:span><text:span text:style-name="Strong_20_Emphasis"><text:span text:style-name="T370">het </text:span></text:span><text:span text:style-name="Strong_20_Emphasis"><text:span text:style-name="T371">scherm </text:span></text:span><text:span text:style-name="Strong_20_Emphasis"><text:span text:style-name="T384">Waar bevindt u zich?</text:span></text:span><text:span text:style-name="Strong_20_Emphasis"><text:span text:style-name="T371"> </text:span></text:span><text:span text:style-name="Strong_20_Emphasis"><text:span text:style-name="T372">controleer </text:span></text:span><text:span text:style-name="Strong_20_Emphasis"><text:span text:style-name="T373">de </text:span></text:span><text:span text:style-name="Strong_20_Emphasis"><text:span text:style-name="T372">locatie en </text:span></text:span><text:span text:style-name="Strong_20_Emphasis"><text:span text:style-name="T368">klik </text:span></text:span><text:span text:style-name="Strong_20_Emphasis"><text:span text:style-name="T371">op </text:span></text:span><text:span text:style-name="Strong_20_Emphasis"><text:span text:style-name="T384">Verder</text:span></text:span><text:span text:style-name="Strong_20_Emphasis"><text:span text:style-name="T371">.</text:span></text:span></text:p>
          </table:table-cell>
        </table:table-row>
        <table:table-row table:style-name="TableLine94822183635968">
          <table:table-cell table:style-name="_32_._5f_Installatie_5f_uitvoeren.A1" office:value-type="string">
            <text:p text:style-name="P60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7"><text:span text:style-name="T385">Op </text:span><text:span text:style-name="T386">het </text:span><text:span text:style-name="T384">scherm </text:span><text:span text:style-name="Strong_20_Emphasis"><text:span text:style-name="T384">Wie bent u?</text:span></text:span><text:span text:style-name="T384"> </text:span><text:span text:style-name="T385">vul </text:span><text:span text:style-name="T387">in </text:span><text:span text:style-name="Strong_20_Emphasis"><text:span text:style-name="T388">Uw n</text:span></text:span><text:span text:style-name="Strong_20_Emphasis"><text:span text:style-name="T389">aam</text:span></text:span><text:span text:style-name="Strong_20_Emphasis"><text:span text:style-name="T374"> </text:span></text:span><text:span text:style-name="Definition"><text:span text:style-name="T450">gebruiker</text:span></text:span><text:span text:style-name="Strong_20_Emphasis"><text:span text:style-name="T375">, <text:line-break/></text:span></text:span><text:span text:style-name="Strong_20_Emphasis"><text:span text:style-name="T389">Naam </text:span></text:span><text:span text:style-name="Strong_20_Emphasis"><text:span text:style-name="T388">van uw </text:span></text:span><text:span text:style-name="Strong_20_Emphasis"><text:span text:style-name="T390">computer</text:span></text:span><text:span text:style-name="Definition"><text:span text:style-name="T446"> </text:span></text:span><text:span text:style-name="Definition"><text:span text:style-name="T450">computernaam</text:span></text:span><text:span text:style-name="Strong_20_Emphasis"><text:span text:style-name="T374">,<text:line-break/></text:span></text:span><text:span text:style-name="Strong_20_Emphasis"><text:span text:style-name="T388">Kies een g</text:span></text:span><text:span text:style-name="Strong_20_Emphasis"><text:span text:style-name="T390">ebruikersnaam</text:span></text:span><text:span text:style-name="Strong_20_Emphasis"><text:span text:style-name="T374"> </text:span></text:span><text:span text:style-name="Definition"><text:span text:style-name="T450">gebruikersnaam</text:span></text:span><text:span text:style-name="Strong_20_Emphasis"><text:span text:style-name="T374">,<text:line-break/></text:span></text:span><text:span text:style-name="Strong_20_Emphasis"><text:span text:style-name="T376">g</text:span></text:span><text:span text:style-name="Strong_20_Emphasis"><text:span text:style-name="T365">eef tweemaal een </text:span></text:span><text:span text:style-name="Strong_20_Emphasis"><text:span text:style-name="T382">wachtwoord</text:span></text:span><text:span text:style-name="Strong_20_Emphasis"><text:span text:style-name="T365">,</text:span></text:span><text:span text:style-name="Strong_20_Emphasis"><text:span text:style-name="T379"> </text:span></text:span><text:span text:style-name="Strong_20_Emphasis"><text:span text:style-name="T380">en</text:span></text:span><text:span text:style-name="Strong_20_Emphasis"><text:span text:style-name="T379"> </text:span></text:span><text:span text:style-name="Strong_20_Emphasis"><text:span text:style-name="T381">k</text:span></text:span><text:span text:style-name="Strong_20_Emphasis"><text:span text:style-name="T365">lik op </text:span></text:span><text:span text:style-name="Strong_20_Emphasis"><text:span text:style-name="T382">Verder</text:span></text:span><text:span text:style-name="Strong_20_Emphasis"><text:span text:style-name="T365">.</text:span></text:span></text:p>
          </table:table-cell>
        </table:table-row>
        <table:table-row table:style-name="TableLine9482218363659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822207400960">
          <table:table-cell table:style-name="_32_._5f_Installatie_5f_uitvoeren.A1" office:value-type="string">
            <text:p text:style-name="P60"><text:span text:style-name="Strong_20_Emphasis"><text:span text:style-name="T448"><text:s/></text:span></text:span><text:span text:style-name="T118"><draw:control text:anchor-type="as-char" draw:z-index="6" draw:name="Vorm21" draw:style-name="gr1" draw:text-style-name="P107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7">O</text:span></text:span><text:span text:style-name="Strong_20_Emphasis"><text:span text:style-name="T378">p het scherm </text:span></text:span><text:span text:style-name="Strong_20_Emphasis"><text:span text:style-name="T391">Installatie voltooid</text:span></text:span><text:span text:style-name="Strong_20_Emphasis"><text:span text:style-name="T378"> </text:span></text:span><text:span text:style-name="Strong_20_Emphasis"><text:span text:style-name="T377">klik </text:span></text:span><text:span text:style-name="Strong_20_Emphasis"><text:span text:style-name="T365">op </text:span></text:span><text:span text:style-name="Strong_20_Emphasis"><text:span text:style-name="T382">Nu herstarten</text:span></text:span><text:span text:style-name="Strong_20_Emphasis"><text:span text:style-name="T365">.</text:span></text:span></text:p>
          </table:table-cell>
        </table:table-row>
        <table:table-row table:style-name="TableLine9482220740158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822183660384">
          <table:table-cell table:style-name="_32_._5f_Installatie_5f_uitvoer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7" draw:name="Vorm22" draw:style-name="gr1" draw:text-style-name="P10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1">Verwijder </text:span></text:span><text:span text:style-name="Strong_20_Emphasis"><text:span text:style-name="T192">het </text:span></text:span><text:span text:style-name="Strong_20_Emphasis"><text:span text:style-name="T191">installatiemedium </text:span></text:span><text:span text:style-name="Strong_20_Emphasis"><text:span text:style-name="T193">en</text:span></text:span><text:span text:style-name="Strong_20_Emphasis"><text:span text:style-name="T191"> </text:span></text:span><text:span text:style-name="Strong_20_Emphasis"><text:span text:style-name="T194">druk </text:span></text:span><text:span text:style-name="Strong_20_Emphasis"><text:span text:style-name="T195">op</text:span></text:span><text:span text:style-name="Strong_20_Emphasis"><text:span text:style-name="T194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6">.</text:span></text:span></text:p>
          </table:table-cell>
        </table:table-row>
      </table:table>
      <text:p text:style-name="P52"><text:span text:style-name="Strong_20_Emphasis"><text:span text:style-name="T194"/></text:span></text:p>
      <text:list xml:id="list105925171801337" text:continue-numbering="true" text:style-name="L1">
        <text:list-item>
          <text:p text:style-name="P103"><text:span text:style-name="Strong_20_Emphasis"><text:span text:style-name="T243">Installatie </text:span></text:span><text:span text:style-name="Strong_20_Emphasis"><text:span text:style-name="T244">afronden</text:span></text:span></text:p>
        </text:list-item>
      </text:list>
      <text:p text:style-name="P56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22249373184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8" draw:name="Vorm24" draw:style-name="gr1" draw:text-style-name="P10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85">Aanmelden als </text:span></text:span><text:span text:style-name="Definition"><text:span text:style-name="T442">gebruiker</text:span></text:span><text:span text:style-name="Strong_20_Emphasis"><text:span text:style-name="T85">.</text:span></text:span></text:p>
          </table:table-cell>
        </table:table-row>
        <table:table-row table:style-name="TableLine9482218262652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9"><text:span text:style-name="Strong_20_Emphasis"><text:span text:style-name="T197"/></text:span></text:p>
          </table:table-cell>
        </table:table-row>
        <table:table-row table:style-name="TableLine94822200721616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9" draw:name="Vorm25" draw:style-name="gr1" draw:text-style-name="P10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2">Overslaan</text:span></text:span><text:span text:style-name="Strong_20_Emphasis"><text:span text:style-name="T98"> en </text:span></text:span><text:span text:style-name="Strong_20_Emphasis"><text:span text:style-name="T245">Volgende</text:span></text:span><text:span text:style-name="Strong_20_Emphasis"><text:span text:style-name="T197">.</text:span></text:span></text:p>
          </table:table-cell>
        </table:table-row>
        <table:table-row table:style-name="TableLine94822204926160">
          <table:table-cell table:style-name="_33_._5f_Installatie_5f_afronden.A1" office:value-type="string">
            <text:p text:style-name="P61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6">Klaar om te beginnen </text:span></text:span><text:span text:style-name="Strong_20_Emphasis"><text:span text:style-name="T197">klik op </text:span></text:span><text:span text:style-name="Strong_20_Emphasis"><text:span text:style-name="T245">Vol</text:span></text:span><text:span text:style-name="Strong_20_Emphasis"><text:span text:style-name="T247">tooid</text:span></text:span><text:span text:style-name="Strong_20_Emphasis"><text:span text:style-name="T197">.</text:span></text:span></text:p>
          </table:table-cell>
        </table:table-row>
        <table:table-row table:style-name="TableLine9482223057988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822174663552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0" draw:name="Vorm27" draw:style-name="gr1" draw:text-style-name="P107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3">Standaard</text:span></text:span><text:span text:style-name="Strong_20_Emphasis"><text:span text:style-name="T99"> of </text:span></text:span><text:span text:style-name="Strong_20_Emphasis"><text:span text:style-name="T223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198">s</text:span></text:span><text:span text:style-name="Strong_20_Emphasis"><text:span text:style-name="T200"> </text:span></text:span><text:span text:style-name="Strong_20_Emphasis"><text:span text:style-name="T199">toe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33">druk op de </text:span></text:span><text:span text:style-name="Strong_20_Emphasis"><text:span text:style-name="T130">Super</text:span></text:span><text:span text:style-name="Strong_20_Emphasis"><text:span text:style-name="T133">-toets</text:span></text:span><text:span text:style-name="Strong_20_Emphasis"><text:span text:style-name="T133"><text:note text:id="ftn7" text:note-class="footnote"><text:note-citation>1</text:note-citation><text:note-body><text:p text:style-name="P50"><text:span text:style-name="T298">De </text:span><text:span text:style-name="T299">Super</text:span><text:span text:style-name="T298">-toets is de Windows</text:span><text:span text:style-name="T300">-</text:span><text:span text:style-name="T301">toets</text:span><text:span text:style-name="T298">, </text:span><text:span text:style-name="T300">C</text:span><text:span text:style-name="T298">ommand-</text:span><text:span text:style-name="T301">toets</text:span><text:span text:style-name="T298">, of </text:span><text:span text:style-name="T300">V</text:span><text:span text:style-name="T298">ergrootglas-toets.</text:span>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08">geb</text:span></text:span><text:span text:style-name="Strong_20_Emphasis"><text:span text:style-name="T209">r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</text:span></text:span><text:span text:style-name="Strong_20_Emphasis"><text:span text:style-name="T142">bij </text:span></text:span><text:span text:style-name="Strong_20_Emphasis"><text:span text:style-name="T230">Instellingen </text:span></text:span><text:span text:style-name="Strong_20_Emphasis"><text:span text:style-name="T143">rechts o</text:span></text:span><text:span text:style-name="Strong_20_Emphasis"><text:span text:style-name="T119">p </text:span></text:span><text:span text:style-name="Strong_20_Emphasis"><text:span text:style-name="T231">Gebruikers</text:span></text:span><text:span text:style-name="Strong_20_Emphasis"><text:span text:style-name="T144">.</text:span></text:span></text:p>
          </table:table-cell>
        </table:table-row>
        <table:table-row table:style-name="TableLine948221815171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6"><text:span text:style-name="Strong_20_Emphasis"><text:span text:style-name="T173">Klik links</text:span></text:span><text:span text:style-name="Strong_20_Emphasis"><text:span text:style-name="T203"> </text:span></text:span><text:span text:style-name="Strong_20_Emphasis"><text:span text:style-name="T145">op </text:span></text:span><text:span text:style-name="Strong_20_Emphasis"><text:span text:style-name="T210">Ontgrendelen</text:span></text:span><text:span text:style-name="Strong_20_Emphasis"><text:span text:style-name="T145"> </text:span></text:span><text:span text:style-name="Strong_20_Emphasis"><text:span text:style-name="T146">en daarna op </text:span></text:span><text:span text:style-name="Strong_20_Emphasis"><text:span text:style-name="T253">Gebruik</text:span></text:span><text:span text:style-name="Strong_20_Emphasis"><text:span text:style-name="T254">er</text:span></text:span><text:span text:style-name="Strong_20_Emphasis"><text:span text:style-name="T253"> toevoegen</text:span></text:span><text:span text:style-name="Strong_20_Emphasis"><text:span text:style-name="T146">.</text:span></text:span></text:p>
          </table:table-cell>
        </table:table-row>
        <table:table-row table:style-name="TableLine9482218309017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6"><text:span text:style-name="Strong_20_Emphasis"><text:span text:style-name="T203">Sluit </text:span></text:span><text:span text:style-name="Strong_20_Emphasis"><text:span text:style-name="T253">Gebruiker toevoegen</text:span></text:span><text:span text:style-name="Strong_20_Emphasis"><text:span text:style-name="T146">.</text:span></text:span></text:p>
          </table:table-cell>
        </table:table-row>
        <table:table-row table:style-name="TableLine9482223057940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822190716416">
          <table:table-cell table:style-name="_33_._5f_Installatie_5f_afronden.A1" office:value-type="string">
            <text:p text:style-name="P43"><text:span text:style-name="Strong_20_Emphasis"><text:span text:style-name="T106"><text:s/></text:span></text:span><text:span text:style-name="Strong_20_Emphasis"><text:span text:style-name="T166"><draw:control text:anchor-type="as-char" draw:z-index="24" draw:name="Vorm 2" draw:style-name="gr1" draw:text-style-name="P107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6">Controleer </text:span></text:span><text:span text:style-name="Strong_20_Emphasis"><text:span text:style-name="T177">of er </text:span></text:span><text:span text:style-name="Strong_20_Emphasis"><text:span text:style-name="T178">extra stuurprogramma's zijn</text:span></text:span><text:span text:style-name="Strong_20_Emphasis"><text:span text:style-name="T177"> </text:span></text:span><text:span text:style-name="Strong_20_Emphasis"><text:span text:style-name="T179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2"><text:note-ref text:note-class="footnote" text:reference-format="text" text:ref-name="ftn7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7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8">Ex</text:span></text:span><text:span text:style-name="Strong_20_Emphasis"><text:span text:style-name="T219">tra stuurprogramma's</text:span></text:span><text:span text:style-name="Strong_20_Emphasis"><text:span text:style-name="T107">.</text:span></text:span></text:p>
          </table:table-cell>
        </table:table-row>
        <table:table-row table:style-name="TableLine9482218254004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482217280928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822183090576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1" draw:name="Vorm29" draw:style-name="gr1" draw:text-style-name="P107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27">een </text:span></text:span><text:span text:style-name="Strong_20_Emphasis"><text:span text:style-name="T147">druk</text:span></text:span><text:span text:style-name="Strong_20_Emphasis"><text:span text:style-name="T127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1">upd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55">Updatebeheer</text:span></text:span><text:span text:style-name="Strong_20_Emphasis"><text:span text:style-name="T148">.</text:span></text:span></text:p>
          </table:table-cell>
        </table:table-row>
        <table:table-row table:style-name="TableLine94822206868400">
          <table:table-cell table:style-name="_33_._5f_Installatie_5f_afronden.A1" office:value-type="string">
            <text:p text:style-name="P61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59"><text:span text:style-name="T356">Als</text:span><text:span text:style-name="T357"> </text:span><text:span text:style-name="T358">er </text:span><text:span text:style-name="T357">updates beschikbaar zijn, k</text:span><text:span text:style-name="T359">lik op </text:span><text:span text:style-name="Strong_20_Emphasis"><text:span text:style-name="T359">Nu installeren</text:span></text:span><text:span text:style-name="T359">.</text:span></text:p>
          </table:table-cell>
        </table:table-row>
        <table:table-row table:style-name="TableLine94822206365520">
          <table:table-cell table:style-name="_33_._5f_Installatie_5f_afronden.A1" office:value-type="string">
            <text:p text:style-name="P61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59"><text:span text:style-name="T360">A</text:span><text:span text:style-name="T448">ls </text:span><text:span text:style-name="Strong_20_Emphasis"><text:span text:style-name="T361">Updatebeheer </text:span></text:span><text:span text:style-name="T448">hierom vraagt, </text:span><text:span text:style-name="T451">h</text:span><text:span text:style-name="T448">erstart </text:span><text:span text:style-name="T452">de</text:span><text:span text:style-name="T448"> computer </text:span><text:span text:style-name="T453">en daarna weer aanmelden als </text:span><text:span text:style-name="Definition"><text:span text:style-name="T445">gebruiker</text:span></text:span><text:span text:style-name="T448">.</text:span></text:p>
          </table:table-cell>
        </table:table-row>
        <table:table-row table:style-name="TableLine9482218254084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822183836432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18" draw:name="Vorm4_1" draw:style-name="gr1" draw:text-style-name="P10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01"><text:span text:style-name="Strong_20_Emphasis"><text:span text:style-name="T118">Installeer </text:span></text:span><text:span text:style-name="Strong_20_Emphasis"><text:span text:style-name="T163">pakket kz met </text:span></text:span><text:span text:style-name="Strong_20_Emphasis"><text:span text:style-name="T162">scripts en documenten van Karel Zimmer </text:span></text:span><text:span text:style-name="Strong_20_Emphasis"><text:span text:style-name="T119">via </text:span></text:span><text:span text:style-name="Strong_20_Emphasis"><text:span text:style-name="T164">via </text:span></text:span><text:span text:style-name="Strong_20_Emphasis"><text:span text:style-name="T127">een </text:span></text:span><text:span text:style-name="Strong_20_Emphasis"><text:span text:style-name="T147">druk</text:span></text:span><text:span text:style-name="Strong_20_Emphasis"><text:span text:style-name="T127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4">ter</text:span></text:span><text:span text:style-name="Strong_20_Emphasis"><text:span text:style-name="T215">m</text:span></text:span><text:span text:style-name="Strong_20_Emphasis"><text:span text:style-name="T121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16">Terminalvenster</text:span></text:span><text:span text:style-name="Strong_20_Emphasis"><text:span text:style-name="T121">.</text:span></text:span></text:p>
          </table:table-cell>
        </table:table-row>
        <table:table-row table:style-name="TableLine94822179156112">
          <table:table-cell table:style-name="_33_._5f_Installatie_5f_afronden.A1" office:value-type="string">
            <text:p text:style-name="P64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9"><text:span text:style-name="T454">Typ</text:span><text:span text:style-name="Strong_20_Emphasis"><text:span text:style-name="T122">, of </text:span></text:span><text:span text:style-name="Strong_20_Emphasis"><text:span text:style-name="T121">kopieer en plak, de</text:span></text:span><text:span text:style-name="Strong_20_Emphasis"><text:span text:style-name="T149">z</text:span></text:span><text:span text:style-name="Strong_20_Emphasis"><text:span text:style-name="T121">e </text:span></text:span><text:span text:style-name="Strong_20_Emphasis"><text:span text:style-name="T124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822183836992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80"><text:span text:style-name="T448">V</text:span><text:span text:style-name="Strong_20_Emphasis"><text:span text:style-name="T125">olg </text:span></text:span><text:span text:style-name="Strong_20_Emphasis"><text:span text:style-name="T126">de aanwijzingen op het scherm.</text:span></text:span></text:p>
          </table:table-cell>
        </table:table-row>
        <table:table-row table:style-name="TableLine94822176772000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822187924032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2" draw:name="Vorm37" draw:style-name="gr1" draw:text-style-name="P10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150">Rond de</text:span></text:span><text:span text:style-name="Strong_20_Emphasis"><text:span text:style-name="T151"> installatie </text:span></text:span><text:span text:style-name="Strong_20_Emphasis"><text:span text:style-name="T150">af</text:span></text:span><text:span text:style-name="Strong_20_Emphasis"><text:span text:style-name="T150"><text:note text:id="ftn8" text:note-class="footnote"><text:note-citation>2</text:note-citation><text:note-body><text:p text:style-name="Footnote">De installatie kan <text:span text:style-name="T472">ge</text:span>controle<text:span text:style-name="T472">e</text:span>r<text:span text:style-name="T472">d worden </text:span>op volledigheid met <text:span text:style-name="T473">bestand</text:span> <text:span text:style-name="T464">Persoonlijke map / kz / Apps</text:span>.</text:p></text:note-body></text:note></text:span></text:span><text:span text:style-name="Strong_20_Emphasis"><text:span text:style-name="T150"> </text:span></text:span><text:span text:style-name="Strong_20_Emphasis"><text:span text:style-name="T119">via </text:span></text:span><text:span text:style-name="Strong_20_Emphasis"><text:span text:style-name="T152">een</text:span></text:span><text:span text:style-name="Strong_20_Emphasis"><text:span text:style-name="T153"> druk</text:span></text:span><text:span text:style-name="Strong_20_Emphasis"><text:span text:style-name="T152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2">men</text:span></text:span><text:span text:style-name="Strong_20_Emphasis"><text:span text:style-name="T207">u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3">.</text:span></text:span></text:p>
          </table:table-cell>
        </table:table-row>
        <table:table-row table:style-name="TableLine94822175259664">
          <table:table-cell table:style-name="_33_._5f_Installatie_5f_afronden.A1" office:value-type="string">
            <text:p text:style-name="P61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54">K</text:span></text:span><text:span text:style-name="Strong_20_Emphasis"><text:span text:style-name="T137">ie</text:span></text:span><text:span text:style-name="Strong_20_Emphasis"><text:span text:style-name="T138">s </text:span></text:span><text:span text:style-name="Strong_20_Emphasis"><text:span text:style-name="T256">3</text:span></text:span><text:span text:style-name="Strong_20_Emphasis"><text:span text:style-name="T204"> </text:span></text:span><text:span text:style-name="Strong_20_Emphasis"><text:span text:style-name="T257">Installatie</text:span></text:span><text:span text:style-name="Strong_20_Emphasis"><text:span text:style-name="T258"> </text:span></text:span><text:span text:style-name="Strong_20_Emphasis"><text:span text:style-name="T259">afronden</text:span></text:span><text:span text:style-name="Strong_20_Emphasis"><text:span text:style-name="T154"> </text:span></text:span><text:span text:style-name="Strong_20_Emphasis"><text:span text:style-name="T139">en </text:span></text:span><text:span text:style-name="Strong_20_Emphasis"><text:span text:style-name="T155">v</text:span></text:span><text:span text:style-name="Strong_20_Emphasis"><text:span text:style-name="T126">olg de aanwijzingen op het scherm.</text:span></text:span></text:p>
          </table:table-cell>
        </table:table-row>
        <table:table-row table:style-name="TableLine94822184854752"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822179273472">
          <table:table-cell table:style-name="_33_._5f_Installatie_5f_afronden.A1" office:value-type="string">
            <text:p text:style-name="P90"><text:span text:style-name="Strong_20_Emphasis"><text:span text:style-name="T118"><text:s/></text:span></text:span><text:span text:style-name="Strong_20_Emphasis"><text:span text:style-name="T167"><draw:control text:anchor-type="as-char" draw:z-index="23" draw:name="Vorm 1" draw:style-name="gr1" draw:text-style-name="P107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9">Herstart de computer.</text:p>
          </table:table-cell>
        </table:table-row>
      </table:table>
      <text:p text:style-name="P56"><text:span text:style-name="Strong_20_Emphasis"><text:span text:style-name="T85"><text:tab/></text:span></text:span></text:p>
      <text:p text:style-name="P57"><text:span text:style-name="Strong_20_Emphasis"><text:span text:style-name="T139"/></text:span></text:p>
      <text:p text:style-name="P58"><text:span text:style-name="Strong_20_Emphasis"><text:span text:style-name="T126"/></text:span></text:p>
      <text:list xml:id="list105925307233726" text:continue-numbering="true" text:style-name="L1">
        <text:list-item>
          <text:p text:style-name="P106"><text:span text:style-name="Strong_20_Emphasis"><text:span text:style-name="T437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822206941360">
          <table:table-cell table:style-name="Tabel2.A1" office:value-type="string">
            <text:p text:style-name="P70"><text:span text:style-name="Strong_20_Emphasis"><text:span text:style-name="T118"><text:s/></text:span></text:span><text:span text:style-name="Strong_20_Emphasis"><text:span text:style-name="T167"><draw:control text:anchor-type="as-char" draw:z-index="19" draw:name="Vorm40_0" draw:style-name="gr1" draw:text-style-name="P107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42">gebruiker</text:span></text:span><text:span text:style-name="Strong_20_Emphasis"><text:span text:style-name="T156"><text:note text:id="ftn9" text:note-class="footnote"><text:note-citation>1</text:note-citation><text:note-body><text:p text:style-name="P87"><text:span text:style-name="User_20_Entry"><text:span text:style-name="T278">E</text:span></text:span><text:span text:style-name="User_20_Entry"><text:span text:style-name="T279">ventuele extra </text:span></text:span><text:span text:style-name="User_20_Entry"><text:span text:style-name="T280">gebruiker</text:span></text:span><text:span text:style-name="User_20_Entry"><text:span text:style-name="T279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822117582608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822261717968">
          <table:table-cell table:style-name="Tabel2.A1" office:value-type="string">
            <text:p text:style-name="P78"><text:span text:style-name="Strong_20_Emphasis"><text:span text:style-name="T118"><text:s/></text:span></text:span><text:span text:style-name="Strong_20_Emphasis"><text:span text:style-name="T167"><draw:control text:anchor-type="as-char" draw:z-index="21" draw:name="Vorm40_2" draw:style-name="gr1" draw:text-style-name="P107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57">R</text:span></text:span><text:span text:style-name="Strong_20_Emphasis"><text:span text:style-name="T158">icht </text:span></text:span><text:span text:style-name="Strong_20_Emphasis"><text:span text:style-name="T159">de </text:span></text:span><text:span text:style-name="Definition"><text:span text:style-name="T6">gebruiker</text:span></text:span><text:span text:style-name="Strong_20_Emphasis"><text:span text:style-name="T158"> </text:span></text:span><text:span text:style-name="Strong_20_Emphasis"><text:span text:style-name="T160">in </text:span></text:span><text:span text:style-name="Strong_20_Emphasis"><text:span text:style-name="T119">via </text:span></text:span><text:span text:style-name="Strong_20_Emphasis"><text:span text:style-name="T152">een</text:span></text:span><text:span text:style-name="Strong_20_Emphasis"><text:span text:style-name="T153"> druk</text:span></text:span><text:span text:style-name="Strong_20_Emphasis"><text:span text:style-name="T152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 text:id="ftn10" text:note-class="footnote"><text:note-citation>2</text:note-citation><text:note-body><text:p text:style-name="P83"><text:span text:style-name="T284">D</text:span>e <text:span text:style-name="T429">Super</text:span>-toets <text:span text:style-name="T284">is </text:span>de Windows<text:span text:style-name="T433">-</text:span><text:span text:style-name="T428">toets</text:span>, <text:span text:style-name="T433">C</text:span>ommand-<text:span text:style-name="T428">toets</text:span>, of <text:span text:style-name="T433">V</text:span>ergrootglas-toets.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2">men</text:span></text:span><text:span text:style-name="Strong_20_Emphasis"><text:span text:style-name="T207">u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3">.</text:span></text:span></text:p>
          </table:table-cell>
        </table:table-row>
        <table:table-row table:style-name="TableLine94822261718592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><text:span text:style-name="Strong_20_Emphasis"><text:span text:style-name="T154">K</text:span></text:span><text:span text:style-name="Strong_20_Emphasis"><text:span text:style-name="T137">ie</text:span></text:span><text:span text:style-name="Strong_20_Emphasis"><text:span text:style-name="T138">s </text:span></text:span><text:span text:style-name="Strong_20_Emphasis"><text:span text:style-name="T256">4 </text:span></text:span><text:span text:style-name="Strong_20_Emphasis"><text:span text:style-name="T213">Gebruiker inrichten</text:span></text:span><text:span text:style-name="Strong_20_Emphasis"><text:span text:style-name="T154"> </text:span></text:span><text:span text:style-name="Strong_20_Emphasis"><text:span text:style-name="T139">en </text:span></text:span><text:span text:style-name="Strong_20_Emphasis"><text:span text:style-name="T155">v</text:span></text:span><text:span text:style-name="Strong_20_Emphasis"><text:span text:style-name="T126">olg de aanwijzingen op het scherm</text:span></text:span><text:span text:style-name="Strong_20_Emphasis"><text:span text:style-name="T205">.</text:span></text:span></text:p>
          </table:table-cell>
        </table:table-row>
        <table:table-row table:style-name="TableLine94822192472512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/>
          </table:table-cell>
        </table:table-row>
        <table:table-row table:style-name="TableLine94822192473136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8" draw:name="Vorm40_ 1" draw:style-name="gr1" draw:text-style-name="P107" svg:width="0.35cm" svg:height="0.35cm" draw:control="control29"/></text:span></text:span></text:p>
          </table:table-cell>
          <table:table-cell table:style-name="Tabel2.A1" office:value-type="string">
            <text:p text:style-name="P94">Wijzig <text:span text:style-name="T466">de a</text:span>chtergrond<text:span text:style-name="T465"> </text:span><text:span text:style-name="T466">v</text:span><text:span text:style-name="T455">ia </text:span><text:span text:style-name="T456">een druk op </text:span><text:span text:style-name="T455">d</text:span><text:span text:style-name="T345">e </text:span><text:span text:style-name="T346">Super</text:span><text:span text:style-name="T345">-toets</text:span><text:span text:style-name="T364"><text:note-ref text:note-class="footnote" text:reference-format="text" text:ref-name="ftn10">2</text:note-ref></text:span><text:span text:style-name="T345">, </text:span><text:span text:style-name="T347">zoek </text:span><text:span text:style-name="T339">acht</text:span><text:span text:style-name="T347"> en klik achter </text:span><text:span text:style-name="T339">Instellingen</text:span><text:span text:style-name="T347"> op </text:span><text:span text:style-name="T339">Achtergrond</text:span><text:span text:style-name="T345">.</text:span></text:p>
            <text:p text:style-name="P99"><text:span text:style-name="T349">Klik op </text:span><text:span text:style-name="T341">Afbeelding toevoegen</text:span><text:span text:style-name="T349">.</text:span><text:span text:style-name="T345"><text:line-break/></text:span><text:span text:style-name="T353">Selecteer</text:span><text:span text:style-name="T348"> </text:span><text:span text:style-name="T343">A</text:span><text:span text:style-name="T341">chtergrond</text:span> in <text:span text:style-name="T462">Persoonlijke map</text:span><text:span text:style-name="T469"> /</text:span> <text:span text:style-name="T462">kz-</text:span><text:span text:style-name="T463">data</text:span><text:span text:style-name="T468">.</text:span></text:p>
          </table:table-cell>
        </table:table-row>
        <table:table-row table:style-name="TableLine94822184087552"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96"/>
          </table:table-cell>
        </table:table-row>
        <table:table-row table:style-name="TableLine94822184088176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9" draw:name="Vorm40_ 2" draw:style-name="gr1" draw:text-style-name="P107" svg:width="0.35cm" svg:height="0.35cm" draw:control="control30"/></text:span></text:span></text:p>
          </table:table-cell>
          <table:table-cell table:style-name="Tabel2.A1" office:value-type="string">
            <text:p text:style-name="P96">Wijzig <text:span text:style-name="T467">de g</text:span>ebruikersfoto <text:span text:style-name="T466">v</text:span><text:span text:style-name="T455">ia </text:span><text:span text:style-name="T456">een druk op </text:span><text:span text:style-name="T455">d</text:span><text:span text:style-name="T345">e </text:span><text:span text:style-name="T346">Super</text:span><text:span text:style-name="T345">-toets</text:span><text:span text:style-name="T364"><text:note-ref text:note-class="footnote" text:reference-format="text" text:ref-name="ftn10">2</text:note-ref></text:span><text:span text:style-name="T345">, </text:span><text:span text:style-name="T347">zoek </text:span><text:span text:style-name="T340">gebr</text:span><text:span text:style-name="T347"> en klik achter </text:span><text:span text:style-name="T339">Instellingen</text:span><text:span text:style-name="T347"> op </text:span><text:span text:style-name="T340">Gebruikers</text:span><text:span text:style-name="T345">.</text:span></text:p>
            <text:p text:style-name="P95"><text:span text:style-name="T350">Klik op </text:span><text:span text:style-name="Strong_20_Emphasis"><text:span text:style-name="T302">Ontgrendelen</text:span></text:span><text:span text:style-name="T350">.</text:span></text:p>
            <text:p text:style-name="P95"><text:span text:style-name="T350">Klik op afbeelding voor </text:span><text:span text:style-name="Definition"><text:span text:style-name="T7">gebruiker</text:span></text:span><text:span text:style-name="T350">.</text:span></text:p>
            <text:p text:style-name="P97"><text:span text:style-name="T350">Klik op </text:span><text:span text:style-name="Strong_20_Emphasis"><text:span text:style-name="T302">Selecteer een bestand</text:span></text:span><text:span text:style-name="T350">.</text:span><text:span text:style-name="T345"><text:line-break/></text:span><text:span text:style-name="T353">Selecteer </text:span><text:span text:style-name="T354">indien aanwezig</text:span><text:span text:style-name="T351"> </text:span><text:span text:style-name="T337">Gebruikersfoto</text:span><text:span text:style-name="T351"> </text:span><text:span text:style-name="T352">in</text:span><text:span text:style-name="T351"> </text:span><text:span text:style-name="T342">Persoonlijke map</text:span><text:span text:style-name="T351"> / </text:span><text:span text:style-name="T342">kz-</text:span><text:span text:style-name="T344">data</text:span><text:span text:style-name="T318">.</text:span></text:p>
          </table:table-cell>
        </table:table-row>
        <table:table-row table:style-name="TableLine94822183994368"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98"/>
          </table:table-cell>
        </table:table-row>
        <table:table-row table:style-name="TableLine94822183994992">
          <table:table-cell table:style-name="Tabel2.A1" office:value-type="string">
            <text:p text:style-name="P47"><text:span text:style-name="Strong_20_Emphasis"><text:span text:style-name="T106"><text:s/></text:span></text:span><text:span text:style-name="Strong_20_Emphasis"><text:span text:style-name="T166"><draw:control text:anchor-type="as-char" draw:z-index="30" draw:name="Vorm36_ 3" draw:style-name="gr1" draw:text-style-name="P107" svg:width="0.35cm" svg:height="0.35cm" draw:control="control31"/></text:span></text:span></text:p>
          </table:table-cell>
          <table:table-cell table:style-name="Tabel2.A1" office:value-type="string">
            <text:p text:style-name="P98"><text:span text:style-name="T319">Controleer </text:span><text:span text:style-name="T320">de </text:span><text:span text:style-name="T321">volledigheid van de </text:span><text:span text:style-name="T320">f</text:span><text:span text:style-name="T319">avorieten met </text:span><text:span text:style-name="T322">bestand</text:span><text:span text:style-name="T319"> <text:line-break/></text:span><text:span text:style-name="T342">Persoonlijke map</text:span><text:span text:style-name="T318"> / </text:span><text:span text:style-name="T342">kz-</text:span><text:span text:style-name="T344">data</text:span><text:span text:style-name="T318"> / </text:span><text:span text:style-name="T343">Favorieten</text:span><text:span text:style-name="T318">.</text:span></text:p>
          </table:table-cell>
        </table:table-row>
        <table:table-row table:style-name="TableLine94822184610240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51"/>
          </table:table-cell>
        </table:table-row>
        <table:table-row table:style-name="TableLine94822184610864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66"><draw:control text:anchor-type="as-char" draw:z-index="22" draw:name="Vorm40_1" draw:style-name="gr1" draw:text-style-name="P107" svg:width="0.35cm" svg:height="0.35cm" draw:control="control23"/></text:span></text:span></text:p>
          </table:table-cell>
          <table:table-cell table:style-name="Tabel2.A1" office:value-type="string">
            <text:p text:style-name="P51">Afmelden.</text:p>
          </table:table-cell>
        </table:table-row>
      </table:table>
      <text:p text:style-name="P20"><text:span text:style-name="Strong_20_Emphasis"><text:span text:style-name="T161"/></text:span></text:p>
      <text:p text:style-name="P40"/>
      <text:p text:style-name="P46"><text:span text:style-name="T293">E</text:span><text:span text:style-name="T294">inde c</text:span><text:span text:style-name="T295">hecklist, </text:span><text:span text:style-name="T296">d</text:span><text:span text:style-name="T295">e installatie van </text:span><text:span text:style-name="T295"><text:reference-ref text:reference-format="text" text:ref-name="Distributie">Ubuntu</text:reference-ref></text:span><text:span text:style-name="T295"><text:s/></text:span><text:span text:style-name="T297"><text:reference-ref text:reference-format="text" text:ref-name="Versie">22.04</text:reference-ref></text:span><text:span text:style-name="Strong_20_Emphasis"><text:span text:style-name="T316"><text:s/></text:span></text:span><text:span text:style-name="Strong_20_Emphasis"><text:span text:style-name="T317">LTS</text:span></text:span><text:span text:style-name="T49"> </text:span><text:span text:style-name="T295"><text:reference-ref text:reference-format="text" text:ref-name="Editie">desktop</text:reference-ref></text:span><text:span text:style-name="T295"><text:s/>is voltooid.</text:span></text:p>
      <text:p text:style-name="P18"/>
      <text:p text:style-name="P6"><text:span text:style-name="T175">Geschreven</text:span><text:span text:style-name="T93"> door Karel Zimmer &lt;</text:span><text:a xlink:type="simple" xlink:href="mailto:info@karelzimmer.nl" text:style-name="Internet_20_link" text:visited-style-name="Visited_20_Internet_20_Link"><text:span text:style-name="T448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7-01T10:59:23.219014462">01-07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01T10:59:23.029764729</dc:date>
    <meta:keyword>Installatie</meta:keyword>
    <meta:keyword>Checklist</meta:keyword>
    <meta:keyword>Linux</meta:keyword>
    <meta:editing-cycles>6439</meta:editing-cycles>
    <meta:editing-duration>P11DT7H42M52S</meta:editing-duration>
    <meta:print-date>2021-03-23T20:07:57.967210640</meta:print-date>
    <dc:creator>Karel Zimmer</dc:creator>
    <meta:document-statistic meta:table-count="4" meta:image-count="0" meta:object-count="0" meta:page-count="4" meta:paragraph-count="107" meta:word-count="938" meta:character-count="6454" meta:non-whitespace-character-count="5550"/>
    <meta:user-defined meta:name="Info 1"/>
    <meta:user-defined meta:name="Info 2"/>
    <meta:user-defined meta:name="Info 3"/>
    <meta:user-defined meta:name="Info 4"/>
  </office:meta>
</office:document-meta>
</file>